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merica's Test Kitchen Cheesy Garlic Bread</text:p>
      <text:p text:style-name="Standard"/>
      <text:p text:style-name="Standard">Prep Time: 15 mins</text:p>
      <text:p text:style-name="Standard">Total Time: 45 mins</text:p>
      <text:p text:style-name="Standard"/>
      <text:p text:style-name="Standard">Serves: 6-8, Yield: 1.0 loaf</text:p>
      <text:p text:style-name="Standard"/>
      <text:p text:style-name="Standard">Ingredients</text:p>
      <text:p text:style-name="Standard">5 garlic cloves, grated</text:p>
      <text:p text:style-name="Standard">8 tablespoons unsalted butter, softened ( 1 stick)</text:p>
      <text:p text:style-name="Standard">1/2 teaspoon water</text:p>
      <text:p text:style-name="Standard">1/4 teaspoon salt</text:p>
      <text:p text:style-name="Standard">1/4 teaspoon ground black pepper</text:p>
      <text:p text:style-name="Standard">1 baguette, sliced in half horizontally ( 18- to 20-inch)</text:p>
      <text:p text:style-name="Standard">1 1/2 cups cheese ( shredded Italian blend)</text:p>
      <text:p text:style-name="Standard"/>
      <text:p text:style-name="Standard">Directions</text:p>
      <text:p text:style-name="Standard">Preheat oven to 400 degrees. Move rack to the 2nd from bottom space.</text:p>
      <text:p text:style-name="Standard"/>
      <text:p text:style-name="Standard">Saute garlic, 1 tablespoon butter, and water over low heat, 7 to 10 minutes. It forms a paste.</text:p>
      <text:p text:style-name="Standard"/>
      <text:p text:style-name="Standard">Combine hot garlic, 7 tablespoons butter, salt, and pepper in a bowl and spread on both halves of</text:p>
      <text:p text:style-name="Standard">the bread. Put the halves back together and wrap in foil. Place on baking sheet and bake for 15</text:p>
      <text:p text:style-name="Standard">minutes.</text:p>
      <text:p text:style-name="Standard"/>
      <text:p text:style-name="Standard">Unwrap bread and place halves, buttered sides up, on baking sheet. Bake until it begins to color,</text:p>
      <text:p text:style-name="Standard">about 10 minutes. Take out of oven and turn on the broiler.</text:p>
      <text:p text:style-name="Standard"/>
      <text:p text:style-name="Standard">Sprinkle bread with cheese. Place under the broiler until cheese has melted and bread is crispy,</text:p>
      <text:p text:style-name="Standard">about 1 or 2 minutes. Put on cutting board, cheesy side down. Cut into pieces. Serve.</text:p>
      <text:p text:style-name="Standard"/>
      <text:p text:style-name="Standard"/>
      <text:p text:style-name="Standard"/>
      <text:p text:style-name="Standard">VARIATIONS</text:p>
      <text:p text:style-name="Standard"/>
      <text:p text:style-name="Standard">CHIPOTLE GARLIC BREAD</text:p>
      <text:p text:style-name="Standard">Follow recipe for American Garlic Bread, mashing 1-1/2 chipotle chiles en adobo (about 1</text:p>
      <text:p text:style-name="Standard">tablespoon) and 1 teaspoon adobo sauce into garlic butter mixture. Increase baking time by</text:p>
      <text:p text:style-name="Standard">a minute or two.</text:p>
      <text:p text:style-name="Standard"/>
      <text:p text:style-name="Standard">HERB GARLIC BREAD</text:p>
      <text:p text:style-name="Standard">Follow recipe for American Garlic Bread, mashing 1 tablespoon each minced fresh basil and</text:p>
      <text:p text:style-name="Standard">chives and 1/2 tablespoon each minced fresh thyme and oregano into garlic butter mixture.</text:p>
      <text:p text:style-name="Standard"/>
      <text:p text:style-name="Standard">PARMESAN AND ASIAGO CHEESE GARLIC BREAD</text:p>
      <text:p text:style-name="Standard">Follow recipe for American Garlic Bread, decreasing salt to 1/4 teaspoon, increasing</text:p>
      <text:p text:style-name="Standard">Parmesan cheese to 1/4 cup, and mashing 1/4 cup grated Asiago cheese and 2 teaspoons</text:p>
      <text:p text:style-name="Standard">Dijon mustard into butter along with garlic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m </meta:initial-creator>
    <meta:creation-date>2012-01-07T23:27:46</meta:creation-date>
    <dc:date>2012-01-07T23:34:52</dc:date>
    <dc:creator>robertm </dc:creator>
    <meta:editing-duration>PT7M7S</meta:editing-duration>
    <meta:editing-cycles>3</meta:editing-cycles>
    <meta:generator>LibreOffice/3.3$Unix LibreOffice_project/330m19$Build-202</meta:generator>
    <meta:document-statistic meta:table-count="0" meta:image-count="0" meta:object-count="0" meta:page-count="1" meta:paragraph-count="34" meta:word-count="299" meta:character-count="1772"/>
  </office:meta>
</office:document-meta>
</file>